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1-1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29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0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0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04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2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2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05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2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0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1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0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2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0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0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9-28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8-1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2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08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2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2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1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12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0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28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29 0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29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0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30 1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0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08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19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21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0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0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2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2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0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22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0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7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2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02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0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4-1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97L1</text:p>
          </table:table-cell>
          <table:table-cell office:value-type="string" calcext:value-type="string">
            <text:p>Deep Creek Campground</text:p>
          </table:table-cell>
          <table:table-cell office:value-type="string" calcext:value-type="string">
            <text:p>2016-04-1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988" meta:object-count="0"/>
    <meta:user-defined meta:name="AppVersion">3.0</meta:user-defined>
  </office:meta>
</office:document-meta>
</file>